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6.8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cc99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style:font-name="Arimo" style:font-name-asian="DejaVu Sans Condensed" style:font-name-complex="Lohit Hindi"/>
    </style:style>
    <style:style style:name="ce11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5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table:style-name="ce8" office:value-type="string">
            <text:p>Es opcional en la tabla scan!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/>
          <table:table-cell table:style-name="ce9" office:value-type="string">
            <text:p>Problema: ¿como ubicar un Source especifico?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/>
          <table:table-cell table:style-name="ce9" office:value-type="string">
            <text:p>Problema: ¿como ubicar un Source especifico?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/>
          <table:table-cell table:style-name="ce10" office:value-type="string">
            <text:p>Lambda = velocidad_luz / frecuencia</text:p>
          </table:table-cell>
          <table:table-cell office:value-type="string">
            <text:p>Averiguar en que medida (y precision) es la velocidad luz y de donde se obtiene la frecuenc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_exptime </text:p>
          </table:table-cell>
          <table:table-cell table:style-name="ce6" office:value-type="string">
            <text:p>Para todos los SubScan.subscanIntent = ON_SOURCE </text:p>
            <text:p>para un Scan exp = SubScan.endTime – SubScan.startTime</text:p>
            <text:p><text:s/>Sumar todos los exp obtneidos </text:p>
          </table:table-cell>
          <table:table-cell office:value-type="string">
            <text:p>OK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3"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7"/>
          <table:table-cell table:style-name="ce9" office:value-type="string">
            <text:p>Problema: ¿como ubicar un Spectral_Window especifico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l_states </text:p>
          </table:table-cell>
          <table:table-cell table:style-name="ce7" office:value-type="string">
            <text:p>  </text:p>
          </table:table-cell>
          <table:table-cell table:style-name="ce7"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7" office:value-type="string">
            <text:p>OK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15-06-2014</text:date>, <text:time>01:22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6-15T01:22:28</dc:date>
    <meta:editing-duration>PT2H27M21S</meta:editing-duration>
    <meta:editing-cycles>9</meta:editing-cycles>
    <meta:generator>OpenOffice/4.1.0$Unix OpenOffice.org_project/410m18$Build-9764</meta:generator>
    <meta:document-statistic meta:table-count="3" meta:cell-count="97" meta:object-count="0"/>
  </office:meta>
</office:document-meta>
</file>